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403in" fo:border="0.05pt solid #000000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403in" fo:border="0.05pt solid #000000"/>
    </style:style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403in" fo:border="0.05pt solid #000000"/>
    </style:style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444444" style:font-name="Calibri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189in" fo:text-align="justify" style:justify-single-word="false" fo:text-indent="0in" style:auto-text-indent="false"/>
      <style:text-properties fo:font-variant="normal" fo:text-transform="none" fo:color="#444444" style:font-name="Calibri" fo:font-size="11.2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189in" fo:text-align="justify" style:justify-single-word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align="justify" style:justify-single-word="false" fo:text-indent="0in" style:auto-text-indent="false" fo:padding="0in" fo:border="none"/>
      <style:text-properties fo:font-variant="normal" fo:text-transform="none" fo:color="#444444" style:font-name="Calibri" fo:font-size="11.25pt" fo:letter-spacing="normal" fo:font-style="normal" fo:font-weight="normal" officeooo:paragraph-rsid="000ac226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align="justify" style:justify-single-word="false" fo:text-indent="0in" style:auto-text-indent="false" fo:padding="0in" fo:border="none"/>
      <style:text-properties fo:font-variant="normal" fo:text-transform="none" fo:color="#444444" style:font-name="Calibri" fo:font-size="11.25pt" fo:letter-spacing="normal" fo:font-style="normal" fo:font-weight="normal" officeooo:paragraph-rsid="000c6487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align="justify" style:justify-single-word="false" fo:text-indent="0in" style:auto-text-indent="false" fo:padding="0in" fo:border="none"/>
      <style:text-properties fo:font-variant="normal" fo:text-transform="none" fo:color="#444444" style:font-name="Calibri" fo:font-size="11.25pt" fo:letter-spacing="normal" fo:font-style="normal" fo:font-weight="normal" officeooo:paragraph-rsid="000f4e00"/>
    </style:style>
    <style:style style:name="P8" style:family="paragraph" style:parent-style-name="Text_20_body" style:list-style-name="L3">
      <style:paragraph-properties fo:margin-top="0in" fo:margin-bottom="0in" style:contextual-spacing="false" style:line-height-at-least="0.2189in" fo:text-align="justify" style:justify-single-word="false" fo:padding="0in" fo:border="none"/>
      <style:text-properties officeooo:paragraph-rsid="001160c7"/>
    </style:style>
    <style:style style:name="P9" style:family="paragraph" style:parent-style-name="Text_20_body" style:list-style-name="L3">
      <style:paragraph-properties fo:margin-top="0in" fo:margin-bottom="0in" style:contextual-spacing="false" style:line-height-at-least="0.2189in" fo:text-align="justify" style:justify-single-word="false" fo:padding="0in" fo:border="none"/>
      <style:text-properties officeooo:paragraph-rsid="0015527a"/>
    </style:style>
    <style:style style:name="P10" style:family="paragraph" style:parent-style-name="Text_20_body" style:list-style-name="L3">
      <style:paragraph-properties fo:margin-top="0in" fo:margin-bottom="0in" style:contextual-spacing="false" style:line-height-at-least="0.2189in" fo:text-align="justify" style:justify-single-word="false" fo:padding="0in" fo:border="none"/>
      <style:text-properties officeooo:paragraph-rsid="0019eea5"/>
    </style:style>
    <style:style style:name="P11" style:family="paragraph" style:parent-style-name="Text_20_body" style:list-style-name="L3">
      <style:paragraph-properties fo:margin-top="0in" fo:margin-bottom="0in" style:contextual-spacing="false" style:line-height-at-least="0.2189in" fo:text-align="justify" style:justify-single-word="false" fo:padding="0in" fo:border="none"/>
      <style:text-properties officeooo:paragraph-rsid="001d117f"/>
    </style:style>
    <style:style style:name="P12" style:family="paragraph" style:parent-style-name="Text_20_body" style:list-style-name="L3">
      <style:paragraph-properties fo:margin-top="0in" fo:margin-bottom="0in" style:contextual-spacing="false" style:line-height-at-least="0.2189in" fo:text-align="justify" style:justify-single-word="false" fo:padding="0in" fo:border="none"/>
      <style:text-properties officeooo:paragraph-rsid="0021a85e"/>
    </style:style>
    <style:style style:name="P13" style:family="paragraph" style:parent-style-name="Text_20_body" style:list-style-name="L3">
      <style:paragraph-properties fo:margin-top="0in" fo:margin-bottom="0in" style:contextual-spacing="false" style:line-height-at-least="0.2189in" fo:text-align="justify" style:justify-single-word="false"/>
      <style:text-properties officeooo:paragraph-rsid="0012d20f"/>
    </style:style>
    <style:style style:name="P14" style:family="paragraph" style:parent-style-name="Table_20_Contents">
      <style:paragraph-properties style:line-height-at-least="0.2189in"/>
    </style:style>
    <style:style style:name="T1" style:family="text">
      <style:text-properties fo:color="#4c1900" fo:font-weight="bold"/>
    </style:style>
    <style:style style:name="T2" style:family="text">
      <style:text-properties fo:color="#000080" fo:font-weight="bold"/>
    </style:style>
    <style:style style:name="T3" style:family="text">
      <style:text-properties fo:color="#000000"/>
    </style:style>
    <style:style style:name="T4" style:family="text">
      <style:text-properties fo:color="#dd4814" fo:font-weight="bold"/>
    </style:style>
    <style:style style:name="T5" style:family="text">
      <style:text-properties fo:color="#dd4814" fo:font-weight="bold" officeooo:rsid="000986af"/>
    </style:style>
    <style:style style:name="T6" style:family="text">
      <style:text-properties officeooo:rsid="000633ef"/>
    </style:style>
    <style:style style:name="T7" style:family="text">
      <style:text-properties officeooo:rsid="0007ab71"/>
    </style:style>
    <style:style style:name="T8" style:family="text">
      <style:text-properties officeooo:rsid="000ac226"/>
    </style:style>
    <style:style style:name="T9" style:family="text">
      <style:text-properties fo:font-variant="normal" fo:text-transform="none" fo:color="#444444" style:font-name="Calibri" fo:font-size="11.25pt" fo:letter-spacing="normal" fo:font-style="normal" fo:font-weight="normal"/>
    </style:style>
    <style:style style:name="T10" style:family="text">
      <style:text-properties fo:font-variant="normal" fo:text-transform="none" fo:color="#444444" style:font-name="Calibri" fo:font-size="11.25pt" fo:letter-spacing="normal" fo:font-style="normal" fo:font-weight="normal" officeooo:rsid="001160c7"/>
    </style:style>
    <style:style style:name="T11" style:family="text">
      <style:text-properties fo:font-variant="normal" fo:text-transform="none" fo:color="#444444" style:font-name="Calibri" fo:font-size="11.25pt" fo:letter-spacing="normal" fo:font-style="normal" fo:font-weight="normal" officeooo:rsid="0022e46f"/>
    </style:style>
    <style:style style:name="T12" style:family="text">
      <style:text-properties fo:font-variant="normal" fo:text-transform="none" fo:color="#444444" style:font-name="Calibri" fo:font-size="11.2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444444" style:font-name="Calibri" fo:font-size="11.25pt" fo:letter-spacing="normal" fo:font-style="normal" style:text-underline-style="solid" style:text-underline-width="auto" style:text-underline-color="font-color" fo:font-weight="normal" officeooo:rsid="000f56e9"/>
    </style:style>
    <style:style style:name="T14" style:family="text">
      <style:text-properties fo:font-variant="normal" fo:text-transform="none" fo:color="#444444" style:font-name="Calibri" fo:font-size="11.25pt" fo:letter-spacing="normal" fo:font-style="normal" style:text-underline-style="solid" style:text-underline-width="auto" style:text-underline-color="font-color" fo:font-weight="normal" officeooo:rsid="000fe8d1"/>
    </style:style>
    <style:style style:name="T15" style:family="text">
      <style:text-properties fo:font-variant="normal" fo:text-transform="none" fo:color="#444444" style:font-name="Calibri" fo:font-size="11.25pt" fo:letter-spacing="normal" fo:font-style="normal" style:text-underline-style="none" fo:font-weight="normal"/>
    </style:style>
    <style:style style:name="T16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160c7"/>
    </style:style>
    <style:style style:name="T17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1af94"/>
    </style:style>
    <style:style style:name="T18" style:family="text">
      <style:text-properties fo:font-variant="normal" fo:text-transform="none" fo:color="#444444" style:font-name="Calibri" fo:font-size="11.25pt" fo:letter-spacing="normal" fo:font-style="normal" style:text-underline-style="none" fo:font-weight="normal" fo:background-color="#ffff00" style:font-weight-asian="normal" style:font-weight-complex="normal"/>
    </style:style>
    <style:style style:name="T19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d117f" fo:background-color="#ffff00" style:font-weight-asian="normal" style:font-weight-complex="normal"/>
    </style:style>
    <style:style style:name="T20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ea61b" fo:background-color="#ffff00" style:font-weight-asian="normal" style:font-weight-complex="normal"/>
    </style:style>
    <style:style style:name="T21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0ac226"/>
    </style:style>
    <style:style style:name="T22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0f4e00"/>
    </style:style>
    <style:style style:name="T23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0f56e9"/>
    </style:style>
    <style:style style:name="T24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0c6487"/>
    </style:style>
    <style:style style:name="T25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73c42"/>
    </style:style>
    <style:style style:name="T26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9eea5"/>
    </style:style>
    <style:style style:name="T27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2d20f"/>
    </style:style>
    <style:style style:name="T28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b5586"/>
    </style:style>
    <style:style style:name="T29" style:family="text">
      <style:text-properties fo:font-variant="normal" fo:text-transform="none" fo:color="#444444" style:font-name="Calibri" fo:font-size="11.25pt" fo:letter-spacing="normal" fo:font-style="normal" style:text-underline-style="none" fo:font-weight="normal" fo:background-color="#ffffff"/>
    </style:style>
    <style:style style:name="T30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1af94" fo:background-color="#ffffff"/>
    </style:style>
    <style:style style:name="T31" style:family="text">
      <style:text-properties fo:font-variant="normal" fo:text-transform="none" fo:color="#444444" style:font-name="Calibri" fo:font-size="11.25pt" fo:letter-spacing="normal" fo:font-style="normal" style:text-underline-style="none" fo:font-weight="normal" fo:background-color="#ffffff" style:font-weight-asian="normal" style:font-weight-complex="normal"/>
    </style:style>
    <style:style style:name="T32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d117f" fo:background-color="#ffffff" style:font-weight-asian="normal" style:font-weight-complex="normal"/>
    </style:style>
    <style:style style:name="T33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ea61b" fo:background-color="#ffffff" style:font-weight-asian="normal" style:font-weight-complex="normal"/>
    </style:style>
    <style:style style:name="T34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ed32c" fo:background-color="#ffffff" style:font-weight-asian="normal" style:font-weight-complex="normal"/>
    </style:style>
    <style:style style:name="T35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1fc1fb"/>
    </style:style>
    <style:style style:name="T36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21a85e"/>
    </style:style>
    <style:style style:name="T37" style:family="text">
      <style:text-properties fo:font-variant="normal" fo:text-transform="none" fo:color="#444444" style:font-name="Calibri" fo:font-size="11.25pt" fo:letter-spacing="normal" fo:font-style="normal" style:text-underline-style="none" fo:font-weight="normal" officeooo:rsid="0022e46f"/>
    </style:style>
    <style:style style:name="T38" style:family="text">
      <style:text-properties fo:font-variant="normal" fo:text-transform="none" fo:color="#dd4814" style:font-name="Calibri" fo:font-size="11.25pt" fo:letter-spacing="normal" fo:font-style="italic" style:text-underline-style="solid" style:text-underline-width="auto" style:text-underline-color="font-color" fo:font-weight="bold"/>
    </style:style>
    <style:style style:name="T39" style:family="text">
      <style:text-properties fo:font-variant="normal" fo:text-transform="none" fo:color="#dd4814" style:font-name="Calibri" fo:font-size="11.25pt" fo:letter-spacing="normal" fo:font-style="italic" style:text-underline-style="solid" style:text-underline-width="auto" style:text-underline-color="font-color" fo:font-weight="bold" officeooo:rsid="000ac226"/>
    </style:style>
    <style:style style:name="T40" style:family="text">
      <style:text-properties fo:font-variant="normal" fo:text-transform="none" fo:color="#dd4814" style:font-name="Calibri" fo:font-size="11.25pt" fo:letter-spacing="normal" fo:font-style="italic" style:text-underline-style="solid" style:text-underline-width="auto" style:text-underline-color="font-color" fo:font-weight="bold" officeooo:rsid="0012d20f"/>
    </style:style>
    <style:style style:name="T41" style:family="text">
      <style:text-properties fo:font-variant="normal" fo:text-transform="none" fo:color="#dd4814" style:font-name="Calibri" fo:font-size="11.25pt" fo:letter-spacing="normal" fo:font-style="italic" style:text-underline-style="solid" style:text-underline-width="auto" style:text-underline-color="font-color" fo:font-weight="bold" officeooo:rsid="00128ea2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0c6487"/>
    </style:style>
    <style:style style:name="T44" style:family="text">
      <style:text-properties style:text-underline-style="none" officeooo:rsid="000f4e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ve a tutti,</text:p>
      <text:p text:style-name="P4"/>
      <text:p text:style-name="P4"/>
      <text:p text:style-name="P2">in allegato trovare il progetto Java che si occupa di gestire la ricerca di contenuti sul Fomum Joomla/Kunena <text:span text:style-name="T6">e su MediaWiki</text:span>. Come da richiesta, dati n chiavi in input, un hashtable contenente l'associazione &lt;url topic, contenuto topic&gt;.</text:p>
      <text:p text:style-name="P2">Il progetto è composto da 3 classi:</text:p>
      <text:p text:style-name="P2">1)La classe <text:span text:style-name="T1">PilotaRetrive</text:span>: si occupa di fornire l'ambiente dove lanciare la simulazione.</text:p>
      <text:p text:style-name="P2"><text:bookmark text:name="__DdeLink__1_15617695121"/>2)La classe <text:span text:style-name="T2">ConnDB</text:span> si occupa di gestire la connessione al database dove ricercare i contenuti di Joomla/Kukena <text:span text:style-name="T7">e MediaWiki</text:span>.</text:p>
      <text:p text:style-name="P3"/>
      <text:p text:style-name="P1">e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//################################################## <text:line-break/>//Credenziali di accesso al database<text:line-break/><text:span text:style-name="T1">String url = "jdbc:mysql://localhost:3306/joomla"; //es</text:span><text:line-break/><text:span text:style-name="T1">String user = "aaa";</text:span><text:line-break/><text:span text:style-name="T1">String password = "bbb";</text:span><text:line-break/>//#################################################<text:line-break/><text:line-break/><text:line-break/>//la connessione al database viene gestita da un oggetto creato appositamente <text:line-break/><text:span text:style-name="T2">ConnDB conn= new ConnDB(url,user,password);</text:span></text:p>
          </table:table-cell>
        </table:table-row>
      </table:table>
      <text:p text:style-name="P3"/>
      <text:p text:style-name="P1">es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//##################################<text:line-break/><text:span text:style-name="T3">//Le chiavi da cercare possono essere n </text:span><text:line-break/><text:span text:style-name="T1">int n = 3 ; </text:span><text:line-break/><text:span text:style-name="T3">//vettore delle chiavi di ricerca </text:span><text:line-break/><text:span text:style-name="T1">String[] keys = new String[n]; </text:span><text:line-break/><text:span text:style-name="T1">keys[0]="xxx"; </text:span><text:line-break/><text:span text:style-name="T1">keys[1]="yyy"; </text:span><text:line-break/><text:span text:style-name="T1">keys[2]="zzz"; </text:span><text:line-break/><text:span text:style-name="T1">String op_logico="OR";</text:span>// operatore logico da assegnare alla query<text:line-break/>//#################################<text:line-break/><text:line-break/><text:line-break/>//Retrive è l'oggetto dentro il quale si svolgono le operazioni<text:line-break/><text:span text:style-name="T4">Retrive b = new Retrive(conn,keys,n,op_logico);</text:span></text:p>
          </table:table-cell>
        </table:table-row>
      </table:table>
      <text:p text:style-name="P3"/>
      <text:p text:style-name="P2">L'operatore logico può essere qualsiasi previsto da mysql, in quanto la query verrà creata dinamicamente. {AND, OR, NOT}</text:p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//output finale<text:line-break/><text:span text:style-name="T1">Hashtable &lt;String,String&gt; output = new Hashtable &lt;String,String&gt;()</text:span>;<text:line-break/><text:soft-page-break/><text:line-break/><text:line-break/>//il metodo che esegue il tutto<text:line-break/><text:span text:style-name="T1">output =</text:span> <text:span text:style-name="T4">b.retrive_</text:span><text:span text:style-name="T5">all</text:span><text:span text:style-name="T4">();</text:span><text:line-break/></text:p>
          </table:table-cell>
        </table:table-row>
      </table:table>
      <text:p text:style-name="P3"/>
      <text:p text:style-name="P2">3)La classe <text:span text:style-name="T4">Retrive</text:span> si occupa di eseguire la ricerca vera e propria delle chiavi di input all'interno delle tabelle di <text:bookmark-start text:name="__DdeLink__19_1937174974"/>Joomla/Kukena <text:span text:style-name="T8">e MediaWiki</text:span><text:bookmark-end text:name="__DdeLink__19_1937174974"/> e di restituire l'hashtable finale.</text:p>
      <text:p text:style-name="P2">All'interno della classe Retrive i due metodi sono:</text:p>
      <text:list xml:id="list5986664125264035254" text:style-name="L3">
        <text:list-item>
          <text:p text:style-name="P10"><text:span text:style-name="T40">retrive_</text:span><text:span text:style-name="T41">all(</text:span><text:span text:style-name="T40">)</text:span><text:bookmark-start text:name="__DdeLink__15_1937174974"/><text:span text:style-name="T27"> </text:span><text:bookmark-end text:name="__DdeLink__15_1937174974"/><text:span text:style-name="T27"> </text:span><text:span text:style-name="T26">è il metodo principale della classe, serve per avviare le operaziori di ricerca delle chiavi nei contenuti di <text:s/>Joomla/Kukena </text:span><text:span text:style-name="T21">e MediaWiki.</text:span></text:p>
        </text:list-item>
        <text:list-item>
          <text:p text:style-name="P13"><text:span text:style-name="T40">fondiHashtable</text:span><text:span text:style-name="T27">  </text:span><text:span text:style-name="T28">questo metodo </text:span><text:span text:style-name="T37">di supporto</text:span><text:span text:style-name="T28"> </text:span><text:span text:style-name="T35">viene richiamato internamente a a retrive_all(), il suo computo è</text:span><text:span text:style-name="T28"> fonde i due hashtable risultanti dai metodi retrive_kunena() e retrive_mediawiki() in un unico hashtable che poi viene restituito.</text:span></text:p>
        </text:list-item>
        <text:list-item>
          <text:p text:style-name="P8"><text:bookmark-start text:name="__DdeLink__13_1937174974"/><text:bookmark-start text:name="__DdeLink__2_1937174974"/><text:span text:style-name="T38">retrive_</text:span><text:span text:style-name="T39">kunena</text:span><text:span text:style-name="T38">()</text:span><text:span text:style-name="T12"> </text:span><text:bookmark-end text:name="__DdeLink__13_1937174974"/><text:bookmark-end text:name="__DdeLink__2_1937174974"/><text:span text:style-name="T9">che fa il lavoro di ricerca, storage delle informazioni su un hashtable di comodo e creazione dell'url dei topic di interesse </text:span><text:span text:style-name="T10">presenti sul forum Joomla/Kukena</text:span><text:span text:style-name="T9">. Il metodo è diviso concettualmente in 3 parti, nelle prime 2, attraverso delle query mysql, in varie fasi,si occupa di cercare le chiavi fornite in input all'interno dei “titoli dei topic” (kunena_message.subject) e dei “contenuti dei topic” (kunena_message_text.message) e di fonderdere tutte le infomazioni a corredo necessarie alla ricostruzione dell'url, all'interno di un hashtable di comodo; l'ultima fase è quella della creazione degli url per i topic del forum che hanno matchato la ricerca e che quindi sono presenti sull'hashtable di comodo.</text:span></text:p>
        </text:list-item>
        <text:list-item>
          <text:p text:style-name="P11"><text:span text:style-name="T38">retrive_</text:span><text:span text:style-name="T39">mediawiki</text:span><text:span text:style-name="T38">()</text:span><text:span text:style-name="T12"> </text:span><text:span text:style-name="T15">che fa il lavoro di ricerca, storage delle informazioni su un hashtable di comodo e creazione dell'url dei topic di interesse </text:span><text:span text:style-name="T16">presenti su </text:span><text:span text:style-name="T17">MediaWik</text:span><text:span text:style-name="T30">i</text:span><text:span text:style-name="T29">. </text:span><text:span text:style-name="T31">Il metodo è diviso concettualmente in </text:span><text:span text:style-name="T32">2</text:span><text:span text:style-name="T31"> parti, nell</text:span><text:span text:style-name="T32">a</text:span><text:span text:style-name="T31"> prim</text:span><text:span text:style-name="T32">a parte</text:span><text:span text:style-name="T31">, attraverso </text:span><text:span text:style-name="T32">una</text:span><text:span text:style-name="T31"> query mysql, </text:span><text:span text:style-name="T32">viene fatta la ricerca</text:span><text:span text:style-name="T31"> </text:span><text:span text:style-name="T32">dell</text:span><text:span text:style-name="T31">e chiavi fornite in input all'interno dei “titoli dei </text:span><text:span text:style-name="T32">wiki</text:span><text:span text:style-name="T31">” (</text:span><text:span text:style-name="T32">searchindex.si_table</text:span><text:span text:style-name="T31">) e dei “contenuti dei </text:span><text:span text:style-name="T32">wiki</text:span><text:span text:style-name="T31">” (</text:span><text:span text:style-name="T32">searchindex.si_text</text:span><text:span text:style-name="T31">); l</text:span><text:span text:style-name="T34">a seconda e </text:span><text:span text:style-name="T31">ultima fase è quella della creazione degli url per i topic d</text:span><text:span text:style-name="T33">i MediaWiki</text:span><text:span text:style-name="T31"> che hanno matchato la ricerca e che quindi sono presenti sull'hashtable di comodo.</text:span></text:p>
        </text:list-item>
        <text:list-item>
          <text:p text:style-name="P12"><text:span text:style-name="T38">trattaChar() </text:span><text:span text:style-name="T9">è un </text:span><text:span text:style-name="T11">metodo</text:span><text:span text:style-name="T9"> di supporto </text:span><text:span text:style-name="T36">interna a retrive_kunena()</text:span><text:span text:style-name="T9"> che si occupa di trattare il campo “subject” della tabella kunena_message (cioè il topic del post che ha matchato le chiavi di ricerca), in modo tale da ripulirlo di caratteri speciali, passarlo in minuscolo, sostituire gli spazi con dei '-'. Questa operazione di replace è dovuta al fatto che joomla costruisce dinamicamente ogni volta la struttura dell'url di un topic a partire dalle informazioni salvate sul database.</text:span></text:p>
        </text:list-item>
        <text:list-item>
          <text:p text:style-name="P9"><text:span text:style-name="T38">tratta</text:span><text:span text:style-name="T39">String</text:span><text:span text:style-name="T38">() </text:span><text:span text:style-name="T15">è una funzione di supporto </text:span><text:span text:style-name="T36">interna a retrive_mediawiki()</text:span><text:span text:style-name="T15"> che si occupa di trattare i camp</text:span><text:span text:style-name="T21">i</text:span><text:span text:style-name="T15"> “s</text:span><text:span text:style-name="T21">i_table</text:span><text:span text:style-name="T15">” </text:span><text:span text:style-name="T21">e “si_text”</text:span><text:span text:style-name="T15"> della tabella “</text:span><text:span text:style-name="T21">searchindex”</text:span><text:span text:style-name="T15"> (cioè </text:span><text:span text:style-name="T21">la tabella principale per i contenuti di MediaWiki) che corrispondono </text:span><text:soft-page-break/><text:span text:style-name="T21">rispettivamente al titolo ed al contenuto del wiki </text:span><text:span text:style-name="T15">che ha</text:span><text:span text:style-name="T21">nno</text:span><text:span text:style-name="T15"> matchato le chiavi di ricerca), in modo tale da r</text:span><text:span text:style-name="T21">enderlo più apprezzabile in output. </text:span><text:span text:style-name="T15">Questa operazione di replace “</text:span><text:span text:style-name="T22">PARZIALE</text:span><text:span text:style-name="T15">” è dovuta al fatto che </text:span><text:span text:style-name="T21">MediaWiki</text:span><text:span text:style-name="T15"> </text:span><text:span text:style-name="T21">gestisce i propri contenuti con un suo algoritmo </text:span><text:span text:style-name="T25">interno</text:span><text:span text:style-name="T21"> che </text:span><text:span text:style-name="T22">tratta</text:span><text:span text:style-name="T21"> </text:span><text:span text:style-name="T22">il testo dei contenuti</text:span><text:span text:style-name="T21"> </text:span><text:span text:style-name="T15">dinamicamente </text:span><text:span text:style-name="T21">ed effettua un parsing quando ricava le informazioni </text:span><text:span text:style-name="T15">salvate sul database </text:span><text:span text:style-name="T25">(che non rispecchiano quelle mostrate nelle pagine web)</text:span><text:span text:style-name="T15">. </text:span></text:p>
          <text:p text:style-name="P9"><text:span text:style-name="T13">Bisogna prestare </text:span><text:span text:style-name="T14">massima </text:span><text:span text:style-name="T13">attenzione a questo aspetto.</text:span><text:span text:style-name="T23"> </text:span><text:span text:style-name="T24">Per maggiori dettagli sulla politica della scelta dei nomi (caratteri permessi) per i wiki rimando alle seguenti pagine di documentazione:</text:span></text:p>
        </text:list-item>
      </text:list>
      <text:p text:style-name="P6"><text:a xlink:type="simple" xlink:href="http://www.mediawiki.org/wiki/Manual:Page_title"><text:span text:style-name="T43">http://www.mediawiki.org/wiki/Manual:Page_title</text:span></text:a></text:p>
      <text:p text:style-name="P6"><text:a xlink:type="simple" xlink:href="http://www.mediawiki.org/wiki/Manual:Page_table"><text:span text:style-name="T43">http://www.mediawiki.org/wiki/Manual:Page_table</text:span></text:a></text:p>
      <text:p text:style-name="P7"><text:span text:style-name="T44"/></text:p>
      <text:p text:style-name="P6"><text:span text:style-name="T43"/></text:p>
      <text:p text:style-name="P5"><text:span text:style-name="T42"/></text:p>
      <text:p text:style-name="P4"/>
      <text:p text:style-name="P2">Nel progetto la classe Retrive è priva di commenti di debug. </text:p>
      <text:p text:style-name="P2">Resto a disposizione per eventuali chiarimenti.</text:p>
      <text:p text:style-name="P2">A presto.</text:p>
      <text:p text:style-name="P4"/>
      <text:p text:style-name="P2">Riccard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8:34:07</meta:creation-date>
    <dc:date>2014-02-19T19:14:50</dc:date>
    <meta:editing-duration>PT39M54S</meta:editing-duration>
    <meta:editing-cycles>27</meta:editing-cycles>
    <meta:generator>LibreOffice/4.0.2.2$Linux_x86 LibreOffice_project/400m0$Build-2</meta:generator>
    <meta:document-statistic meta:table-count="3" meta:image-count="0" meta:object-count="0" meta:page-count="3" meta:paragraph-count="26" meta:word-count="725" meta:character-count="5086" meta:non-whitespace-character-count="4373"/>
  </office:meta>
</office:document-meta>
</file>